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C <text:s text:c="30"/>Am <text:s text:c="24"/>Em</text:p>
      <text:p text:style-name="Preformatted_20_Text">We'll always make it through the day there's always gonna be a better way</text:p>
      <text:p text:style-name="Preformatted_20_Text"><text:s text:c="19"/>G</text:p>
      <text:p text:style-name="Preformatted_20_Text">Always be someone else's way</text:p>
      <text:p text:style-name="Preformatted_20_Text">C <text:s text:c="30"/>Am</text:p>
      <text:p text:style-name="Preformatted_20_Text">Even when we know we've gone too far</text:p>
      <text:p text:style-name="Preformatted_20_Text"><text:s text:c="15"/>Em <text:s text:c="33"/>G</text:p>
      <text:p text:style-name="Preformatted_20_Text">Closer to the edge is so much further than we'll get without a car</text:p>
      <text:p text:style-name="Preformatted_20_Text"/>
      <text:p text:style-name="Preformatted_20_Text">F <text:s text:c="29"/>G <text:s text:c="25"/>F</text:p>
      <text:p text:style-name="Preformatted_20_Text">And everyone's lookin for some place they're just killing more time than</text:p>
      <text:p text:style-name="Preformatted_20_Text">G</text:p>
      <text:p text:style-name="Preformatted_20_Text">space</text:p>
      <text:p text:style-name="Preformatted_20_Text">F <text:s text:c="14"/>Em <text:s text:c="9"/>Am <text:s text:c="15"/>F <text:s text:c="8"/>G</text:p>
      <text:p text:style-name="Preformatted_20_Text">Some nights I wish that the sun would never show its face</text:p>
      <text:p text:style-name="Preformatted_20_Text"/>
      <text:p text:style-name="Preformatted_20_Text"/>
      <text:p text:style-name="Preformatted_20_Text">Verse 2:</text:p>
      <text:p text:style-name="Preformatted_20_Text"/>
      <text:p text:style-name="Preformatted_20_Text">(Repeat Verse 1)</text:p>
      <text:p text:style-name="Preformatted_20_Text">C <text:s text:c="22"/>Am <text:s text:c="20"/>Em</text:p>
      <text:p text:style-name="Preformatted_20_Text">You're so beautiful at night the moon's got a way of lighting you</text:p>
      <text:p text:style-name="Preformatted_20_Text"><text:s text:c="13"/>G</text:p>
      <text:p text:style-name="Preformatted_20_Text">The way no picture’s ever goin to</text:p>
      <text:p text:style-name="Preformatted_20_Text">C <text:s text:c="30"/>Am</text:p>
      <text:p text:style-name="Preformatted_20_Text">Even when the stars begin to weep</text:p>
      <text:p text:style-name="Preformatted_20_Text"><text:s text:c="18"/>Em <text:s text:c="36"/>G</text:p>
      <text:p text:style-name="Preformatted_20_Text">We'll laugh at the expense of all their grief you never made me feel like I'm a creep</text:p>
      <text:p text:style-name="Preformatted_20_Text"/>
      <text:p text:style-name="Preformatted_20_Text">F <text:s text:c="28"/>C <text:s text:c="27"/>F <text:s text:c="15"/>And </text:p>
      <text:p text:style-name="Preformatted_20_Text">lookin for some space we're just killing time all over this</text:p>
      <text:p text:style-name="Preformatted_20_Text"><text:s text:c="2"/>C</text:p>
      <text:p text:style-name="Preformatted_20_Text">place</text:p>
      <text:p text:style-name="Preformatted_20_Text">F <text:s text:c="14"/>Em <text:s text:c="10"/>Am <text:s text:c="18"/>F <text:s text:c="8"/>C</text:p>
      <text:p text:style-name="P1">Some nights I wish that the sun would never show its face</text:p>
      <text:p text:style-name="Preformatted_20_Text"/>
      <text:p text:style-name="Preformatted_20_Text"/>
      <text:p text:style-name="Preformatted_20_Text"/>
      <text:p text:style-name="Preformatted_20_Text">Chorus:</text:p>
      <text:p text:style-name="Preformatted_20_Text">C <text:s text:c="8"/>Am <text:s text:c="6"/>Em <text:s text:c="11"/>G</text:p>
      <text:p text:style-name="Preformatted_20_Text">Wouldn't want to face the light of day</text:p>
      <text:p text:style-name="Preformatted_20_Text">C <text:s text:c="8"/>Am <text:s text:c="6"/>Em <text:s text:c="10"/>G</text:p>
      <text:p text:style-name="Preformatted_20_Text">Face the light of day with anyone</text:p>
      <text:p text:style-name="Preformatted_20_Text">C <text:s text:c="9"/>Am <text:s text:c="5"/>Em <text:s text:c="10"/>G</text:p>
      <text:p text:style-name="Preformatted_20_Text">Will you face the light of day with anyone</text:p>
      <text:p text:style-name="Preformatted_20_Text">F <text:s text:c="14"/>G <text:s text:c="14"/>C <text:s text:c="10"/></text:p>
      <text:p text:style-name="Preformatted_20_Text">Like I'll face the night with you</text:p>
      <text:p text:style-name="Preformatted_20_Text"/>
      <text:p text:style-name="Preformatted_20_Text">Verse 3:</text:p>
      <text:p text:style-name="Preformatted_20_Text"/>
      <text:p text:style-name="Preformatted_20_Text">C <text:s text:c="33"/>Am <text:s text:c="20"/>Em</text:p>
      <text:p text:style-name="Preformatted_20_Text">Just look at everyone no one really knowing why they're here</text:p>
      <text:p text:style-name="Preformatted_20_Text"><text:s text:c="15"/>G</text:p>
      <text:p text:style-name="Preformatted_20_Text">Tryin so hard not to disappear</text:p>
      <text:p text:style-name="Preformatted_20_Text">C <text:s text:c="30"/>Am <text:s text:c="24"/>Em</text:p>
      <text:p text:style-name="Preformatted_20_Text">Doesn't take a lot to make you dance we're making such a scene</text:p>
      <text:p text:style-name="Preformatted_20_Text"><text:s text:c="37"/>G</text:p>
      <text:p text:style-name="Preformatted_20_Text">With two left feet never even sing or hear the beat</text:p>
      <text:p text:style-name="Preformatted_20_Text"/>
      <text:p text:style-name="Preformatted_20_Text">F <text:s text:c="31"/>C <text:s text:c="25"/>F</text:p>
      <text:p text:style-name="Preformatted_20_Text">And everyone's looking for some place they're just killing more time in</text:p>
      <text:p text:style-name="Preformatted_20_Text"><text:soft-page-break/>C</text:p>
      <text:p text:style-name="Preformatted_20_Text">haste</text:p>
      <text:p text:style-name="Preformatted_20_Text">F <text:s text:c="14"/>Em <text:s text:c="13"/>Am <text:s text:c="13"/>F <text:s text:c="14"/>C</text:p>
      <text:p text:style-name="P1">Some nights it feels like the moon is just a light above our graves</text:p>
      <text:p text:style-name="Preformatted_20_Text"/>
      <text:p text:style-name="Preformatted_20_Text"/>
      <text:p text:style-name="Preformatted_20_Text">(Repeat Verse 1)</text:p>
      <text:p text:style-name="Preformatted_20_Text"/>
      <text:p text:style-name="Preformatted_20_Text">Chorus:</text:p>
      <text:p text:style-name="Preformatted_20_Text">C <text:s text:c="8"/>Am <text:s text:c="6"/>Em <text:s text:c="11"/>G</text:p>
      <text:p text:style-name="Preformatted_20_Text">Wouldn't want to face the light of day</text:p>
      <text:p text:style-name="Preformatted_20_Text">C <text:s text:c="8"/>Am <text:s text:c="6"/>Em <text:s text:c="10"/>G</text:p>
      <text:p text:style-name="Preformatted_20_Text">Face the light of day with anyone</text:p>
      <text:p text:style-name="Preformatted_20_Text">C <text:s text:c="9"/>Am <text:s text:c="5"/>Em <text:s text:c="10"/>G</text:p>
      <text:p text:style-name="Preformatted_20_Text">Will you face the light of day with anyone</text:p>
      <text:p text:style-name="Preformatted_20_Text">F <text:s text:c="14"/>G <text:s text:c="14"/>C <text:s text:c="10"/></text:p>
      <text:p text:style-name="Preformatted_20_Text">Like I'll face the night with you</text:p>
      <text:p text:style-name="Preformatted_20_Text">F <text:s text:c="14"/>G <text:s text:c="14"/>C <text:s text:c="10"/></text:p>
      <text:p text:style-name="Preformatted_20_Text">Like I'll face the night with you</text:p>
      <text:p text:style-name="Preformatted_20_Text"/>
      <text:p text:style-name="Preformatted_20_Text">(SOLO)</text:p>
      <text:p text:style-name="Preformatted_20_Text">(During the solo, you can play C/Am/Em/G)</text:p>
      <text:p text:style-name="Preformatted_20_Text"/>
      <text:p text:style-name="Preformatted_20_Text">Chorus:</text:p>
      <text:p text:style-name="Preformatted_20_Text">C <text:s text:c="8"/>Am <text:s text:c="6"/>Em <text:s text:c="11"/>G</text:p>
      <text:p text:style-name="Preformatted_20_Text">Wouldn't want to face the light of day</text:p>
      <text:p text:style-name="Preformatted_20_Text">C <text:s text:c="8"/>Am <text:s text:c="6"/>Em <text:s text:c="10"/>G</text:p>
      <text:p text:style-name="Preformatted_20_Text">Face the light of day with anyone</text:p>
      <text:p text:style-name="Preformatted_20_Text">C <text:s text:c="9"/>Am <text:s text:c="5"/>Em <text:s text:c="10"/>G</text:p>
      <text:p text:style-name="Preformatted_20_Text">Will you face the light of day with anyone</text:p>
      <text:p text:style-name="Preformatted_20_Text">F <text:s text:c="14"/>G <text:s text:c="14"/>C <text:s text:c="10"/></text:p>
      <text:p text:style-name="Preformatted_20_Text">Like I'll face the night with you</text:p>
      <text:p text:style-name="Preformatted_20_Text">F <text:s text:c="14"/>G <text:s text:c="14"/>C <text:s text:c="10"/></text:p>
      <text:p text:style-name="P1">Like I'll face the night with you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bidibo </meta:initial-creator>
    <meta:creation-date>2014-09-19T17:28:57.181872443</meta:creation-date>
    <dc:date>2014-09-19T17:29:54.979490584</dc:date>
    <dc:creator>abidibo </dc:creator>
    <meta:editing-duration>P0D</meta:editing-duration>
    <meta:editing-cycles>1</meta:editing-cycles>
    <meta:document-statistic meta:table-count="0" meta:image-count="0" meta:object-count="0" meta:page-count="2" meta:paragraph-count="79" meta:word-count="434" meta:character-count="3045" meta:non-whitespace-character-count="1494"/>
    <meta:generator>LibreOffice/4.2.6.3$Linux_X86_64 LibreOffice_project/420m0$Build-3</meta:generator>
  </office:meta>
</office:document-meta>
</file>